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# 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69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69"/>
        <table:database-range table:target-range-address="Tabelle1.C181:Tabelle1.C1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.03.2017</text:date>, <text:time>22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22:48:23.33</dc:date>
    <meta:generator>OpenOffice/4.1.3$Win32 OpenOffice.org_project/413m1$Build-9783</meta:generator>
    <meta:editing-duration>PT7H49M13S</meta:editing-duration>
    <meta:editing-cycles>60</meta:editing-cycles>
    <meta:document-statistic meta:table-count="1" meta:cell-count="188" meta:object-count="0"/>
  </office:meta>
</office:document-meta>
</file>